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Z">
      <style:graphic-properties draw:textarea-horizontal-align="justify" draw:textarea-vertical-align="middle" draw:auto-grow-height="false" fo:min-height="1.27cm" fo:min-width="7.239cm"/>
      <style:paragraph-properties style:writing-mode="lr-tb"/>
    </style:style>
    <style:style style:name="gr2" style:family="graphic" style:parent-style-name="standard">
      <style:graphic-properties draw:stroke="dash" draw:stroke-dash="Fine_20_Dashed" svg:stroke-color="#000000" draw:marker-start="Rounded_20_short_20_Arrow" draw:marker-start-width="0.3cm" draw:marker-end="" draw:marker-end-width="0.3cm" draw:textarea-vertical-align="middle"/>
    </style:style>
    <style:style style:name="gr3" style:family="graphic" style:parent-style-name="AuthZ">
      <style:graphic-properties draw:textarea-horizontal-align="justify" draw:textarea-vertical-align="middle" draw:auto-grow-height="false" fo:min-height="1.27cm" fo:min-width="15.153cm"/>
      <style:paragraph-properties style:writing-mode="lr-tb"/>
    </style:style>
    <style:style style:name="gr4" style:family="graphic" style:parent-style-name="AuthZ">
      <style:graphic-properties draw:textarea-horizontal-align="justify" draw:textarea-vertical-align="middle" draw:auto-grow-height="false" fo:min-height="1.27cm" fo:min-width="11.379cm"/>
      <style:paragraph-properties style:writing-mode="lr-tb"/>
    </style:style>
    <style:style style:name="gr5" style:family="graphic" style:parent-style-name="AuthZ">
      <style:graphic-properties draw:textarea-horizontal-align="justify" draw:textarea-vertical-align="middle" draw:auto-grow-height="false" fo:min-height="1.27cm" fo:min-width="10.109cm"/>
      <style:paragraph-properties style:writing-mode="lr-tb"/>
    </style:style>
    <style:style style:name="gr6" style:family="graphic" style:parent-style-name="AuthZ">
      <style:graphic-properties draw:textarea-horizontal-align="justify" draw:textarea-vertical-align="middle" draw:auto-grow-height="false" fo:min-height="1.27cm" fo:min-width="10.998cm"/>
      <style:paragraph-properties style:writing-mode="lr-tb"/>
    </style:style>
    <style:style style:name="gr7" style:family="graphic" style:parent-style-name="AuthZ">
      <style:graphic-properties draw:textarea-horizontal-align="justify" draw:textarea-vertical-align="middle" draw:auto-grow-height="false" fo:min-height="1.27cm" fo:min-width="11.252cm"/>
      <style:paragraph-properties style:writing-mode="lr-tb"/>
    </style:style>
    <style:style style:name="gr8" style:family="graphic" style:parent-style-name="AuthZ">
      <style:graphic-properties draw:textarea-horizontal-align="justify" draw:textarea-vertical-align="middle" draw:auto-grow-height="false" fo:min-height="1.27cm" fo:min-width="9.347cm"/>
      <style:paragraph-properties style:writing-mode="lr-tb"/>
    </style:style>
    <style:style style:name="gr9" style:family="graphic" style:parent-style-name="AuthZ">
      <style:graphic-properties draw:textarea-horizontal-align="justify" draw:textarea-vertical-align="middle" draw:auto-grow-height="false" fo:min-height="1.27cm" fo:min-width="9.108cm"/>
      <style:paragraph-properties style:writing-mode="lr-tb"/>
    </style:style>
    <style:style style:name="P1" style:family="paragraph">
      <style:paragraph-properties fo:text-align="center" style:writing-mode="lr-tb"/>
      <style:text-properties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1.27cm" svg:x="16.259cm" svg:y="4.429cm">
          <text:p text:style-name="P1"><text:span text:style-name="T1">Authoriza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.561cm" svg:y1="5.699cm" svg:x2="9.528cm" svg:y2="9.001cm">
          <text:p/>
        </draw:line>
        <draw:custom-shape draw:style-name="gr3" draw:text-style-name="P1" draw:layer="layout" svg:width="15.153cm" svg:height="1.27cm" svg:x="1.741cm" svg:y="9.001cm">
          <text:p text:style-name="P1"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r</text:span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i</text:span><text:span text:style-name="T1">n</text:span><text:span text:style-name="T1">g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1.379cm" svg:height="1.27cm" svg:x="8.563cm" svg:y="13.573cm">
          <text:p text:style-name="P1"><text:span text:style-name="T1">AuthenticatedAuthoriza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109cm" svg:height="1.27cm" svg:x="8.258cm" svg:y="11.16cm">
          <text:p text:style-name="P1"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i</text:span><text:span text:style-name="T1">t</text:span><text:span text:style-name="T1">y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0.998cm" svg:height="1.27cm" svg:x="25.327cm" svg:y="9.128cm">
          <text:p text:style-name="P1"><text:span text:style-name="T1">PreAuthorizeAuthoriza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252cm" svg:height="1.27cm" svg:x="24.184cm" svg:y="11.16cm">
          <text:p text:style-name="P1"><text:span text:style-name="T1">P</text:span><text:span text:style-name="T1">o</text:span><text:span text:style-name="T1">s</text:span><text:span text:style-name="T1">t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i</text:span><text:span text:style-name="T1">z</text:span><text:span text:style-name="T1">e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9.347cm" svg:height="1.27cm" svg:x="22.863cm" svg:y="13.446cm">
          <text:p text:style-name="P1"><text:span text:style-name="T1">SecuredAuthoriza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108cm" svg:height="1.27cm" svg:x="19.688cm" svg:y="15.351cm">
          <text:p text:style-name="P1"><text:span text:style-name="T1">Jsr250AuthorizationManag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.561cm" svg:y1="5.699cm" svg:x2="17.402cm" svg:y2="11.16cm">
          <text:p/>
        </draw:line>
        <draw:line draw:style-name="gr2" draw:text-style-name="P2" draw:layer="layout" svg:x1="19.434cm" svg:y1="5.572cm" svg:x2="19.18cm" svg:y2="13.446cm">
          <text:p/>
        </draw:line>
        <draw:line draw:style-name="gr2" draw:text-style-name="P2" draw:layer="layout" svg:x1="19.434cm" svg:y1="5.572cm" svg:x2="21.593cm" svg:y2="15.351cm">
          <text:p/>
        </draw:line>
        <draw:line draw:style-name="gr2" draw:text-style-name="P2" draw:layer="layout" svg:x1="19.561cm" svg:y1="5.572cm" svg:x2="23.498cm" svg:y2="13.446cm">
          <text:p/>
        </draw:line>
        <draw:line draw:style-name="gr2" draw:text-style-name="P2" draw:layer="layout" svg:x1="19.561cm" svg:y1="5.699cm" svg:x2="25.149cm" svg:y2="11.287cm">
          <text:p/>
        </draw:line>
        <draw:line draw:style-name="gr2" draw:text-style-name="P2" draw:layer="layout" svg:x1="19.562cm" svg:y1="5.677cm" svg:x2="27.054cm" svg:y2="9.1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draw:stroke="dash" draw:stroke-dash="Long_20_Dash" svg:stroke-color="#3465a4" draw:fill="solid" draw:fill-color="#0f2080"/>
    </style:style>
    <style:style style:name="AuthZ" style:family="graphic" style:parent-style-name="Primary">
      <style:graphic-properties draw:stroke="dash" draw:stroke-dash="Long_20_Dash" svg:stroke-color="#3465a4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7T13:18:54.779646181</meta:creation-date>
    <meta:editing-duration>PT17M7S</meta:editing-duration>
    <meta:editing-cycles>5</meta:editing-cycles>
    <meta:generator>LibreOffice/6.4.7.2$Linux_X86_64 LibreOffice_project/40$Build-2</meta:generator>
    <dc:date>2021-11-15T07:27:19.815835942</dc:date>
    <meta:document-statistic meta:object-count="15"/>
    <meta:template xlink:type="simple" xlink:actuate="onRequest" xlink:title="palette" xlink:href="../../../../../../../../../../../../Templates/Spring/palette.otg" meta:date="2020-02-27T13:18:54.545437478"/>
  </office:meta>
</office:document-meta>
</file>